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64cm"/>
    </style:style>
    <style:style style:name="co2" style:family="table-column">
      <style:table-column-properties fo:break-before="auto" style:column-width="9.994cm"/>
    </style:style>
    <style:style style:name="co3" style:family="table-column">
      <style:table-column-properties fo:break-before="auto" style:column-width="0.504cm"/>
    </style:style>
    <style:style style:name="co4" style:family="table-column">
      <style:table-column-properties fo:break-before="auto" style:column-width="1.891cm"/>
    </style:style>
    <style:style style:name="co5" style:family="table-column">
      <style:table-column-properties fo:break-before="auto" style:column-width="18.098cm"/>
    </style:style>
    <style:style style:name="co6" style:family="table-column">
      <style:table-column-properties fo:break-before="auto" style:column-width="3.806cm"/>
    </style:style>
    <style:style style:name="co7" style:family="table-column">
      <style:table-column-properties fo:break-before="auto" style:column-width="3.889cm"/>
    </style:style>
    <style:style style:name="co8" style:family="table-column">
      <style:table-column-properties fo:break-before="auto" style:column-width="0.893cm"/>
    </style:style>
    <style:style style:name="co9" style:family="table-column">
      <style:table-column-properties fo:break-before="auto" style:column-width="1.309cm"/>
    </style:style>
    <style:style style:name="co10" style:family="table-column">
      <style:table-column-properties fo:break-before="auto" style:column-width="61.394cm"/>
    </style:style>
    <style:style style:name="co11" style:family="table-column">
      <style:table-column-properties fo:break-before="auto" style:column-width="2.267cm"/>
    </style:style>
    <style:style style:name="co12" style:family="table-column">
      <style:table-column-properties fo:break-before="auto" style:column-width="3.473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office:automatic-styles>
  <office:body>
    <office:spreadsheet>
      <table:table table:name="Munkalap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3" table:default-cell-style-name="Default"/>
        <table:table-column table:style-name="co12" table:default-cell-style-name="Default"/>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it-IT</text:p>
          </table:table-cell>
          <table:table-cell office:value-type="string">
            <text:p>Contien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it-IT</text:p>
          </table:table-cell>
          <table:table-cell office:value-type="string">
            <text:p>Non contien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it-IT</text:p>
          </table:table-cell>
          <table:table-cell office:value-type="string">
            <text:p>Inizia co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it-IT</text:p>
          </table:table-cell>
          <table:table-cell office:value-type="string">
            <text:p>Termina co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it-IT</text:p>
          </table:table-cell>
          <table:table-cell office:value-type="string">
            <text:p>Contien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it-IT</text:p>
          </table:table-cell>
          <table:table-cell office:value-type="string">
            <text:p>Non contien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it-IT</text:p>
          </table:table-cell>
          <table:table-cell office:value-type="string">
            <text:p>Inizia co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it-IT</text:p>
          </table:table-cell>
          <table:table-cell office:value-type="string">
            <text:p>Termina co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it-IT</text:p>
          </table:table-cell>
          <table:table-cell office:value-type="string">
            <text:p>Contien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it-IT</text:p>
          </table:table-cell>
          <table:table-cell office:value-type="string">
            <text:p>Non contien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it-IT</text:p>
          </table:table-cell>
          <table:table-cell office:value-type="string">
            <text:p>Inizia co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it-IT</text:p>
          </table:table-cell>
          <table:table-cell office:value-type="string">
            <text:p>Termina co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n-US</text:p>
          </table:table-cell>
          <table:table-cell office:value-type="string">
            <text:p>Insert Not~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it-IT</text:p>
          </table:table-cell>
          <table:table-cell office:value-type="string">
            <text:p>Ins~erisci not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n-US</text:p>
          </table:table-cell>
          <table:table-cell office:value-type="string">
            <text:p>Enable ~natural sort</text:p>
          </table:table-cell>
          <table:table-cell table:number-columns-repeated="3"/>
          <table:table-cell office:value-type="string">
            <text:p>20060218 15:28:3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it-IT</text:p>
          </table:table-cell>
          <table:table-cell office:value-type="string">
            <text:p>Abilita ordinamento ~naturale</text:p>
          </table:table-cell>
          <table:table-cell table:number-columns-repeated="3"/>
          <table:table-cell office:value-type="string">
            <text:p>20060218 15:28:33 </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n-US</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it-IT</text:p>
          </table:table-cell>
          <table:table-cell office:value-type="string">
            <text:p>Salva ~Grafico...</text:p>
          </table:table-cell>
          <table:table-cell table:number-columns-repeated="3"/>
          <table:table-cell office:value-type="string">
            <text:p>20051112 14:45:13</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n-U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it-IT</text:p>
          </table:table-cell>
          <table:table-cell office:value-type="string">
            <text:p>\&lt;bookmark_value\&gt;ordinamento; opzioni per intervalli database\&lt;/bookmark_value\&gt;\&lt;bookmark_value\&gt;ordinamento;Lingue asiatiche\&lt;/bookmark_value\&gt;\&lt;bookmark_value\&gt;Lingue asiatiche;ordinamento\&lt;/bookmark_value\&gt;\&lt;bookmark_value\&gt;regole di ordinamento rubrica\&lt;/bookmark_value\&gt;\&lt;bookmark_value\&gt;algoritmo di ordinamento naturale\&lt;/bookmark_value\&g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n-US</text:p>
          </table:table-cell>
          <table:table-cell office:value-type="string">
            <text:p>Enable natural sor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it-IT</text:p>
          </table:table-cell>
          <table:table-cell office:value-type="string">
            <text:p>Abilita ordinamento naturale</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n-U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it-IT</text:p>
          </table:table-cell>
          <table:table-cell office:value-type="string">
            <text:p>\&lt;ahelp hid=\"SC:CHECKBOX:RID_SCPAGE_SORT_OPTIONS:BTN_NATURALSORT\"\&gt;Ordinamento naturale è un algoritmo di ordinamento dei numeri prefissi da stringhe, basato sull'elemento numerico presente in ogni valore ordinato. Questo metodo di ordinamento è quindi differente dal tradizionale e ordinario ordinamento alfabetico di strighe.\&lt;/ahelp\&gt; Per esempio, assumiamo di avere una serie di valori, come A1, A2, A3, A4, A5, A6, ..., A19, A20, A21. Se inseriamo questi valori in un intervallo di celle e avviamo l'ordinamento alfabetico, la lista ordinata risulterà: A1, A11, A12, A13, ..., A19, A2, A20, A21, A3, A4, A5, ..., A9. Nonostante l'ordinamento alfabetico ordinario possa avere senso per coloro che ne comprendono il meccanismo di base, alla restante parte della popolazione potrà sembrare alquanto strano, o completamente bizzarro, se non del tutto sconveniente. Abilitando invece la funzionalità di ordinamento naturale, l'elenco dei valori presentato nell'esempio precedente verrebbe ordinato "propriamente”, fatto che aumenta la convenienza delle operazioni di ordinamento in genere.</text:p>
          </table:table-cell>
          <table:table-cell table:number-columns-repeated="3"/>
          <table:table-cell office:value-type="string">
            <text:p>20060211 17:16:46</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n-US</text:p>
          </table:table-cell>
          <table:table-cell office:value-type="string">
            <text:p>Access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it-IT</text:p>
          </table:table-cell>
          <table:table-cell office:value-type="string">
            <text:p>Accessor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n-US</text:p>
          </table:table-cell>
          <table:table-cell office:value-type="string">
            <text:p>Useful %PRODUCTNAME accessories including various Galleries, Templates, Sample documents and 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it-IT</text:p>
          </table:table-cell>
          <table:table-cell office:value-type="string">
            <text:p>Accessori di utilità %PRODUCTNAME, comprendenti le varie Gallerie, Modelli, Documenti di esempio e Tipi di caratter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Galler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it-IT</text:p>
          </table:table-cell>
          <table:table-cell office:value-type="string">
            <text:p>Galleria</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The %PRODUCTNAME Gallery contains more than 2900 element in various them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it-IT</text:p>
          </table:table-cell>
          <table:table-cell office:value-type="string">
            <text:p>La galleria %PRODUCTNAME contiene oltre 2900 elementi organizzati per temi different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it-IT</text:p>
          </table:table-cell>
          <table:table-cell office:value-type="string">
            <text:p>Modell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Create perfect documents within seconds with document 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it-IT</text:p>
          </table:table-cell>
          <table:table-cell office:value-type="string">
            <text:p>Crea documenti perfetti in pochi secondi utilizzando i modell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it-IT</text:p>
          </table:table-cell>
          <table:table-cell office:value-type="string">
            <text:p>Documenti di esempio</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 are good for learning.</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it-IT</text:p>
          </table:table-cell>
          <table:table-cell office:value-type="string">
            <text:p>I documenti di esempio sono un buon modo per iniziare ad imparar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it-IT</text:p>
          </table:table-cell>
          <table:table-cell office:value-type="string">
            <text:p>Documentazion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PRODUCTNAME 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it-IT</text:p>
          </table:table-cell>
          <table:table-cell office:value-type="string">
            <text:p>Documentazione %PRODUCTNAM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Advertisemen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it-IT</text:p>
          </table:table-cell>
          <table:table-cell office:value-type="string">
            <text:p>Pubblicità</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PRODUCTNAME advertisement material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it-IT</text:p>
          </table:table-cell>
          <table:table-cell office:value-type="string">
            <text:p>%PRODUCTNAME: materiale pubblicitario.</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it-IT</text:p>
          </table:table-cell>
          <table:table-cell office:value-type="string">
            <text:p>Tipi di caratter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Additional fonts for %PRODUCTNAME and other applic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it-IT</text:p>
          </table:table-cell>
          <table:table-cell office:value-type="string">
            <text:p>Tipi di carattere aggiuntivi per %PRODUCTNAME e altre applicazion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it-IT</text:p>
          </table:table-cell>
          <table:table-cell office:value-type="string">
            <text:p>Importa SVG</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upport for 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it-IT</text:p>
          </table:table-cell>
          <table:table-cell office:value-type="string">
            <text:p>Supporto per importazione SVG</text:p>
          </table:table-cell>
          <table:table-cell table:number-columns-repeated="3"/>
          <table:table-cell office:value-type="string">
            <text:p>20051112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User's manual</text:p>
          </table:table-cell>
          <table:table-cell table:number-columns-repeated="3"/>
          <table:table-cell office:value-type="string">
            <text:p>20050706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it-IT</text:p>
          </table:table-cell>
          <table:table-cell office:value-type="string">
            <text:p>Manuale utente</text:p>
          </table:table-cell>
          <table:table-cell table:number-columns-repeated="3"/>
          <table:table-cell office:value-type="string">
            <text:p>20060706 14:45:13</text:p>
          </table:table-cell>
        </table:table-row>
        <table:table-row table:style-name="ro2">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n-US</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2">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Fi</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hu" number:country="HU">Ft</number:currency-symbol>
    </number:currency-style>
    <number:currency-style style:name="N104">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hu" number:country="HU">Ft</number:currency-symbol>
    </number:currency-style>
    <number:currency-style style:name="N106">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Oldal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6-20">2007.06.20</text:date>, <text:time>13:48:16</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06-20T13:47:55</meta:creation-date>
    <dc:language>en-US</dc:language>
    <meta:editing-cycles>1</meta:editing-cycles>
    <meta:editing-duration>PT0S</meta:editing-duration>
    <meta:user-defined meta:name="Info 1"/>
    <meta:user-defined meta:name="Info 2"/>
    <meta:user-defined meta:name="Info 3"/>
    <meta:user-defined meta:name="Info 4"/>
    <meta:document-statistic meta:table-count="1" meta:cell-count="684"/>
  </office:meta>
</office:document-meta>
</file>